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49952" calcext:value-type="float">
            <text:p>17149952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520832" calcext:value-type="float">
            <text:p>6520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49952" calcext:value-type="float">
            <text:p>17149952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49952" calcext:value-type="float">
            <text:p>17149952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49952" calcext:value-type="float">
            <text:p>17149952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149952" calcext:value-type="float">
            <text:p>17149952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149952" calcext:value-type="float">
            <text:p>17149952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149952" calcext:value-type="float">
            <text:p>17149952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15488" calcext:value-type="float">
            <text:p>17215488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15488" calcext:value-type="float">
            <text:p>17215488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15488" calcext:value-type="float">
            <text:p>17215488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215488" calcext:value-type="float">
            <text:p>17215488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15488" calcext:value-type="float">
            <text:p>17215488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15488" calcext:value-type="float">
            <text:p>17215488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15488" calcext:value-type="float">
            <text:p>17215488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215488" calcext:value-type="float">
            <text:p>17215488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281024" calcext:value-type="float">
            <text:p>17281024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81024" calcext:value-type="float">
            <text:p>17281024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281024" calcext:value-type="float">
            <text:p>17281024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281024" calcext:value-type="float">
            <text:p>17281024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281024" calcext:value-type="float">
            <text:p>17281024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281024" calcext:value-type="float">
            <text:p>17281024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281024" calcext:value-type="float">
            <text:p>17281024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346560" calcext:value-type="float">
            <text:p>17346560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346560" calcext:value-type="float">
            <text:p>17346560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346560" calcext:value-type="float">
            <text:p>17346560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346560" calcext:value-type="float">
            <text:p>17346560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346560" calcext:value-type="float">
            <text:p>17346560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46560" calcext:value-type="float">
            <text:p>17346560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346560" calcext:value-type="float">
            <text:p>17346560</text:p>
          </table:table-cell>
          <table:table-cell office:value-type="float" office:value="1626112" calcext:value-type="float">
            <text:p>1626112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408000" calcext:value-type="float">
            <text:p>1740800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408000" calcext:value-type="float">
            <text:p>1740800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73536" calcext:value-type="float">
            <text:p>174735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473536" calcext:value-type="float">
            <text:p>174735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473536" calcext:value-type="float">
            <text:p>174735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473536" calcext:value-type="float">
            <text:p>174735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473536" calcext:value-type="float">
            <text:p>174735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473536" calcext:value-type="float">
            <text:p>174735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473536" calcext:value-type="float">
            <text:p>174735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473536" calcext:value-type="float">
            <text:p>174735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539072" calcext:value-type="float">
            <text:p>175390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604608" calcext:value-type="float">
            <text:p>176046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604608" calcext:value-type="float">
            <text:p>176046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604608" calcext:value-type="float">
            <text:p>176046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04608" calcext:value-type="float">
            <text:p>176046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604608" calcext:value-type="float">
            <text:p>176046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604608" calcext:value-type="float">
            <text:p>176046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604608" calcext:value-type="float">
            <text:p>176046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670144" calcext:value-type="float">
            <text:p>176701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670144" calcext:value-type="float">
            <text:p>176701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670144" calcext:value-type="float">
            <text:p>176701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670144" calcext:value-type="float">
            <text:p>176701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70144" calcext:value-type="float">
            <text:p>176701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612800" calcext:value-type="float">
            <text:p>1761280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612800" calcext:value-type="float">
            <text:p>1761280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612800" calcext:value-type="float">
            <text:p>1761280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743872" calcext:value-type="float">
            <text:p>1774387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09408" calcext:value-type="float">
            <text:p>178094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09408" calcext:value-type="float">
            <text:p>178094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809408" calcext:value-type="float">
            <text:p>178094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809408" calcext:value-type="float">
            <text:p>178094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809408" calcext:value-type="float">
            <text:p>178094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809408" calcext:value-type="float">
            <text:p>178094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809408" calcext:value-type="float">
            <text:p>1780940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874944" calcext:value-type="float">
            <text:p>178749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874944" calcext:value-type="float">
            <text:p>178749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74944" calcext:value-type="float">
            <text:p>178749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874944" calcext:value-type="float">
            <text:p>178749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874944" calcext:value-type="float">
            <text:p>178749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874944" calcext:value-type="float">
            <text:p>178749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874944" calcext:value-type="float">
            <text:p>178749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874944" calcext:value-type="float">
            <text:p>17874944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940480" calcext:value-type="float">
            <text:p>17940480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06016" calcext:value-type="float">
            <text:p>1800601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06016" calcext:value-type="float">
            <text:p>1800601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006016" calcext:value-type="float">
            <text:p>1800601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006016" calcext:value-type="float">
            <text:p>1800601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006016" calcext:value-type="float">
            <text:p>1800601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06016" calcext:value-type="float">
            <text:p>1800601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06016" calcext:value-type="float">
            <text:p>1800601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06016" calcext:value-type="float">
            <text:p>18006016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071552" calcext:value-type="float">
            <text:p>18071552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137088" calcext:value-type="float">
            <text:p>18137088</text:p>
          </table:table-cell>
          <table:table-cell office:value-type="float" office:value="1593344" calcext:value-type="float">
            <text:p>1593344</text:p>
          </table:table-cell>
          <table:table-cell office:value-type="float" office:value="6455296" calcext:value-type="float">
            <text:p>64552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17638707.2" calcext:value-type="float">
            <text:p>17638707,2</text:p>
          </table:table-cell>
          <table:table-cell table:formula="of:=SUM([.C2:.C121])/120" office:value-type="float" office:value="1601262.93333333" calcext:value-type="float">
            <text:p>1601262,93333333</text:p>
          </table:table-cell>
          <table:table-cell table:formula="of:=SUM([.D2:.D121])/120" office:value-type="float" office:value="6550459.73333333" calcext:value-type="float">
            <text:p>6550459,733333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18137088" calcext:value-type="float">
            <text:p>18137088</text:p>
          </table:table-cell>
          <table:table-cell table:formula="of:=MAX([.C2:.C121])" office:value-type="float" office:value="1626112" calcext:value-type="float">
            <text:p>1626112</text:p>
          </table:table-cell>
          <table:table-cell table:formula="of:=MAX([.D2:.D121])" office:value-type="float" office:value="6684672" calcext:value-type="float">
            <text:p>66846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149952" calcext:value-type="float">
            <text:p>17149952</text:p>
          </table:table-cell>
          <table:table-cell table:formula="of:=MIN([.C2:.C121])" office:value-type="float" office:value="1593344" calcext:value-type="float">
            <text:p>1593344</text:p>
          </table:table-cell>
          <table:table-cell table:formula="of:=MIN([.D2:.D121])" office:value-type="float" office:value="6455296" calcext:value-type="float">
            <text:p>6455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8:57:34.5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8:58:04.334000000</dc:date>
    <meta:editing-duration>PT28M39S</meta:editing-duration>
    <meta:editing-cycles>10</meta:editing-cycles>
    <meta:document-statistic meta:table-count="1" meta:cell-count="495" meta:object-count="0"/>
  </office:meta>
</office:document-meta>
</file>